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andomAccessContent.writeChars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andomAccessContent.writeBoolean( boolean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andomAccessContent.writeChar( in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andomAccessContent.writeShort( in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andomAccessContent.writeInt( in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andomAccessContent.read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andomAccessContent.writeBytes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andomAccessContent.writeUTF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andomAccessContent.writeLong( lo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andomAccessContent.writeByte( in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andomAccessContent.write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andomAccessContent.write( byte b [ ]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andomAccessContent.AbstractRandomAccessContent( final RandomAccessMode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andomAccessContent.write( byte b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andomAccessContent.writeDouble( double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andomAccessContent.writeFloat( floa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